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4.8528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ble_female_male_priority_male_vitamin_d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/>
          <table:table-cell office:value-type="string" calcext:value-type="string">
            <text:p>albumi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enotype_array_axiom; genotype_pc_[1-10]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 age; body_log; region; alteration_sex_hormone; genotype_array_axiom; genotype_pc_[1-10]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/>
          <table:table-cell office:value-type="string" calcext:value-type="string">
            <text:p>joint_4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log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imputation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imputation_log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stosterone_detec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2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12:14.411808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4T12:48:17.758043837</dc:date>
    <meta:editing-duration>PT8H57M44S</meta:editing-duration>
    <meta:editing-cycles>42</meta:editing-cycles>
    <meta:generator>LibreOffice/6.4.7.2$Linux_X86_64 LibreOffice_project/40$Build-2</meta:generator>
    <meta:document-statistic meta:table-count="1" meta:cell-count="315" meta:object-count="0"/>
  </office:meta>
</office:document-meta>
</file>